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ECEDF57F3734CBED.png" manifest:media-type="image/png"/>
  <manifest:file-entry manifest:full-path="Pictures/100005810000031A0000031A90A9BB170713D465.svg" manifest:media-type="image/svg+xml"/>
  <manifest:file-entry manifest:full-path="Pictures/100000010000001E0000001EB018E53C8F1ECF36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8f57d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Standard">
      <style:text-properties officeooo:paragraph-rsid="0ff4e587"/>
    </style:style>
    <style:style style:name="P76" style:family="paragraph" style:parent-style-name="Standard">
      <style:text-properties officeooo:paragraph-rsid="0ff6ca04"/>
    </style:style>
    <style:style style:name="P77" style:family="paragraph" style:parent-style-name="Footnote">
      <style:text-properties officeooo:paragraph-rsid="100358dc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2pt" style:font-size-asian="12pt" style:font-size-complex="12pt"/>
    </style:style>
    <style:style style:name="T17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style:text-line-through-style="none" style:text-line-through-type="none" fo:language="nl" fo:country="NL" style:text-underline-style="none" fo:font-weight="normal" officeooo:rsid="1000f1b4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officeooo:rsid="047da547"/>
    </style:style>
    <style:style style:name="T21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4" style:family="text">
      <style:text-properties style:use-window-font-color="true" loext:opacity="0%" style:font-name="Liberation Sans" fo:font-size="12pt" style:font-size-asian="12pt" style:font-size-complex="12pt"/>
    </style:style>
    <style:style style:name="T245" style:family="text">
      <style:text-properties style:use-window-font-color="true" loext:opacity="0%" style:font-name="Liberation Sans" officeooo:rsid="0efd8e5c"/>
    </style:style>
    <style:style style:name="T24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officeooo:rsid="04473353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officeooo:rsid="0aace3cd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officeooo:rsid="0f0ca65a"/>
    </style:style>
    <style:style style:name="T270" style:family="text">
      <style:text-properties officeooo:rsid="0f95a7a0"/>
    </style:style>
    <style:style style:name="T271" style:family="text">
      <style:text-properties officeooo:rsid="0f8f58bd"/>
    </style:style>
    <style:style style:name="T272" style:family="text">
      <style:text-properties style:text-underline-style="none"/>
    </style:style>
    <style:style style:name="T273" style:family="text">
      <style:text-properties officeooo:rsid="0fe30796"/>
    </style:style>
    <style:style style:name="T274" style:family="text">
      <style:text-properties style:text-underline-style="solid" style:text-underline-width="auto" style:text-underline-color="font-color"/>
    </style:style>
    <style:style style:name="T275" style:family="text">
      <style:text-properties style:text-underline-style="solid" style:text-underline-width="auto" style:text-underline-color="font-color" officeooo:rsid="0feb9a57"/>
    </style:style>
    <style:style style:name="T276" style:family="text">
      <style:text-properties officeooo:rsid="0ffa97b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2">de installatie</text:span></text:span><text:span text:style-name="Strong_20_Emphasis"><text:span text:style-name="T140"> van </text:span>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Strong_20_Emphasis"><text:span text:style-name="T147"><text:user-field-get text:name="Version">22.04</text:user-field-get></text:span></text:span><text:span text:style-name="Strong_20_Emphasis"><text:span text:style-name="T147"><text:s/></text:span></text:span><text:span text:style-name="Strong_20_Emphasis"><text:span text:style-name="T148">LTS</text:span></text:span><text:span text:style-name="Strong_20_Emphasis"><text:span text:style-name="T144"><text:note text:id="ftn1" text:note-class="footnote"><text:note-citation>1</text:note-citation><text:note-body><text:p text:style-name="P77"><text:span text:style-name="T252">LTS staat voor Long-Term Support, </text:span><text:span text:style-name="T253">langetermijnondersteuning, </text:span><text:span text:style-name="T252">en deze </text:span><text:span text:style-name="Strong_20_Emphasis"><text:span text:style-name="T261"><text:user-field-get text:name="Distro">Ubuntu</text:user-field-get></text:span></text:span><text:span text:style-name="T254"><text:s/></text:span><text:span text:style-name="T262"><text:user-field-get text:name="Version">22.04</text:user-field-get></text:span><text:span text:style-name="T262"><text:s/></text:span><text:span text:style-name="T263">LTS</text:span><text:span text:style-name="T262"> </text:span><text:span text:style-name="Strong_20_Emphasis"><text:span text:style-name="T264"><text:user-field-get text:name="Edition">Server</text:user-field-get></text:span></text:span><text:span text:style-name="T252"><text:s/>(codenaam jammy) van april</text:span><text:span text:style-name="T255"> </text:span><text:span text:style-name="Strong_20_Emphasis"><text:span text:style-name="T265"><text:user-field-get style:data-style-name="N0" text:name="Releaseyear">2022</text:user-field-get></text:span></text:span><text:span text:style-name="T256"><text:s/></text:span><text:span text:style-name="T252">wordt gedurende 5 jaar ondersteund tot april 2027, en met een </text:span><text:span text:style-name="T259">gratis persoonlijk </text:span><text:span text:style-name="T252">Ubuntu </text:span><text:span text:style-name="T260">P</text:span><text:span text:style-name="T252">ro-abonnement gedurende 1</text:span><text:span text:style-name="T258">0</text:span><text:span text:style-name="T252"> jaar tot april 203</text:span><text:span text:style-name="T258">2</text:span><text:span text:style-name="T252">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Server</text:user-field-get></text:span></text:span><text:span text:style-name="Strong_20_Emphasis"><text:span text:style-name="T143">.</text:span></text:span></text:p>
      <text:p text:style-name="P12"/>
      <text:p text:style-name="P9"><text:span text:style-name="T19">Vul </text:span><text:span text:style-name="T18">achter</text:span><text:span text:style-name="T15"> de </text:span><text:span text:style-name="Definition"><text:span text:style-name="T269">ONDERSTREEPTE</text:span></text:span><text:span text:style-name="T1"> </text:span><text:span text:style-name="T16">woorden</text:span><text:span text:style-name="T15"> het</text:span><text:span text:style-name="Strong_20_Emphasis"><text:span text:style-name="T189"> </text:span></text:span><text:span text:style-name="Strong_20_Emphasis"><text:span text:style-name="T190">tekstvak</text:span></text:span><text:span text:style-name="T16"> </text:span><text:span text:style-name="T19">in,</text:span><text:span text:style-name="T16"> </text:span><text:span text:style-name="T209">zie </text:span><text:span text:style-name="T245">[</text:span><text:span text:style-name="T209">toelichting</text:span><text:span text:style-name="T245">]</text:span><text:span text:style-name="T16">:</text:span></text:p>
      <text:p text:style-name="P1"><text:span text:style-name="Definition"><text:span text:style-name="T23">GEBRUIKER</text:span></text:span><text:span text:style-name="T217"><text:tab/><text:tab/></text:span><text:span text:style-name="T244"> <text:tab/><text:tab/></text:span><text:span text:style-name="T218"><draw:control text:anchor-type="as-char" svg:y="-0.4cm" draw:z-index="17" draw:name="Gebruiker 1" draw:style-name="gr2" draw:text-style-name="P84" svg:width="6.4cm" svg:height="0.6cm" draw:control="control16"><svg:title>Gebruiker</svg:title><svg:desc>Volledige naam, bijv. Jan Stek</svg:desc></draw:control></text:span><text:span text:style-name="T218"><text:tab/> <text:s text:c="2"/></text:span><text:span text:style-name="T219">[</text:span><text:span text:style-name="T220">V</text:span><text:span text:style-name="T212">olledige naam, bijv. </text:span><text:span text:style-name="T213">J</text:span><text:span text:style-name="T242">a</text:span><text:span text:style-name="T213">n </text:span><text:span text:style-name="T242">Jansen</text:span><text:span text:style-name="T243">]</text:span></text:p>
      <text:p text:style-name="P71"><text:span text:style-name="Definition"><text:span text:style-name="T211">g</text:span></text:span><text:span text:style-name="Definition">ebruikersnaam</text:span><text:span text:style-name="Definition"><text:span text:style-name="T272"><text:tab/></text:span></text:span><text:span text:style-name="T210"><draw:control text:anchor-type="as-char" svg:y="-0.4cm" draw:z-index="18" draw:name="Gberuikersnaam 2" draw:style-name="gr2" draw:text-style-name="P84" svg:width="6.4cm" svg:height="0.6cm" draw:control="control17"><svg:title>Gebruikersnaam</svg:title><svg:desc>Korte naam, bijv. jan</svg:desc></draw:control></text:span><text:span text:style-name="T210"><text:tab/> <text:s text:c="2"/></text:span><text:span text:style-name="T7">[</text:span><text:span text:style-name="T8">K</text:span><text:span text:style-name="T6">orte naam, bijv. </text:span><text:span text:style-name="T154">j</text:span><text:span text:style-name="T155">a</text:span><text:span text:style-name="T154">n</text:span><text:span text:style-name="T156">]</text:span></text:p>
      <text:p text:style-name="P1"><text:span text:style-name="Definition"><text:span text:style-name="T273">server</text:span></text:span><text:span text:style-name="Definition">NAAM</text:span><text:span text:style-name="T221"><text:tab/><text:tab/><text:tab/></text:span><draw:control text:anchor-type="as-char" svg:y="-0.4cm" draw:z-index="19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26">[</text:span><text:span text:style-name="T227">N</text:span><text:span text:style-name="T222">aam van de </text:span><text:span text:style-name="T229">server</text:span><text:span text:style-name="T223">, </text:span><text:span text:style-name="T224">bijv. </text:span><text:span text:style-name="T228">sv</text:span><text:span text:style-name="T225">02</text:span><text:span text:style-name="T226">]</text:span></text:p>
      <text:p text:style-name="P1"><text:span text:style-name="Definition"><text:span text:style-name="T231">GEBRUIKER</text:span></text:span><text:span text:style-name="Definition"><text:span text:style-name="T236"><text:tab/></text:span></text:span><text:span text:style-name="T230"><text:tab/></text:span><text:span text:style-name="T244"> <text:tab/><text:tab/></text:span><text:span text:style-name="T218"><draw:control text:anchor-type="as-char" svg:y="-0.4cm" draw:z-index="20" draw:name="Gebruiker 2" draw:style-name="gr2" draw:text-style-name="P84" svg:width="6.4cm" svg:height="0.6cm" draw:control="control19"><svg:title>Gebruiker</svg:title><svg:desc>Volledige naam, bijv. Jan Stek</svg:desc></draw:control></text:span><text:span text:style-name="T218"><text:tab/> <text:s text:c="2"/></text:span><text:span text:style-name="T219">[</text:span><text:span text:style-name="T220">V</text:span><text:span text:style-name="T212">olledige naam </text:span><text:span text:style-name="T216">evt. 2</text:span><text:span text:style-name="T246">e</text:span><text:span text:style-name="T214"> gebruiker</text:span><text:span text:style-name="T215">]</text:span></text:p>
      <text:p text:style-name="P71"><text:span text:style-name="Definition"><text:span text:style-name="T231">GEBRUIKERSN</text:span></text:span><text:span text:style-name="Definition"><text:span text:style-name="T232">aa</text:span></text:span><text:span text:style-name="Definition"><text:span text:style-name="T231">M</text:span></text:span><text:span text:style-name="Definition"><text:span text:style-name="T236"><text:tab/></text:span></text:span><text:span text:style-name="T210"><draw:control text:anchor-type="as-char" svg:y="-0.4cm" draw:z-index="21" draw:name="Gberuikersnaam 1" draw:style-name="gr2" draw:text-style-name="P84" svg:width="6.4cm" svg:height="0.6cm" draw:control="control20"><svg:title>Gebruikersnaam</svg:title><svg:desc>Korte naam, bijv. jan</svg:desc></draw:control></text:span><text:span text:style-name="T210"><text:tab/> <text:s text:c="2"/></text:span><text:span text:style-name="T234">[</text:span><text:span text:style-name="T235">K</text:span><text:span text:style-name="T233">orte naam</text:span><text:span text:style-name="T237"> </text:span><text:span text:style-name="T238">e</text:span><text:span text:style-name="T239">vt. 2</text:span><text:span text:style-name="T247">e</text:span><text:span text:style-name="T239"> </text:span><text:span text:style-name="T240">gebruiker</text:span><text:span text:style-name="T241">]</text:span></text:p>
      <text:p text:style-name="P1"><text:span text:style-name="T157">Vervang </text:span><text:span text:style-name="T161">de</text:span><text:span text:style-name="T157"> </text:span><text:span text:style-name="Definition"><text:span text:style-name="T24">ONDERSTREEPTE</text:span></text:span><text:span text:style-name="T157"> </text:span><text:span text:style-name="T158">woorden </text:span><text:span text:style-name="T157">in deze checklist door </text:span><text:span text:style-name="T161">d</text:span><text:span text:style-name="T162">i</text:span><text:span text:style-name="T161">e </text:span><text:span text:style-name="T160">in </text:span><text:span text:style-name="T162">het</text:span><text:span text:style-name="Strong_20_Emphasis"><text:span text:style-name="T48"> </text:span></text:span><text:span text:style-name="Strong_20_Emphasis"><text:span text:style-name="T60">tekstvak</text:span></text:span><text:span text:style-name="T157">.</text:span></text:p>
      <text:p text:style-name="P35"/>
      <text:p text:style-name="P35"/>
      <text:p text:style-name="P2"><text:span text:style-name="T172">Nog niet op Linux?</text:span><text:span text:style-name="T164"><text:tab/></text:span><text:span text:style-name="T167"><text:tab/></text:span><text:span text:style-name="T168">G</text:span><text:span text:style-name="T165">ebruik </text:span><text:span text:style-name="Strong_20_Emphasis"><text:span text:style-name="T175">Checklist </text:span></text:span><text:span text:style-name="Strong_20_Emphasis"><text:span text:style-name="T176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66"> onder </text:span><text:span text:style-name="T173">Linux</text:span><text:span text:style-name="T159">.</text:span></text:p>
      <text:p text:style-name="P2"><text:span text:style-name="T170">Nieuwe installatie?</text:span><text:span text:style-name="T159"><text:tab/></text:span><text:span text:style-name="T167"></text:span><text:span text:style-name="T169"><text:tab/></text:span><text:span text:style-name="T168">B</text:span><text:span text:style-name="T159">egin bij hoofdstuk </text:span><text:span text:style-name="T170"><text:bookmark-ref text:reference-format="page" text:ref-name="__RefNumPara__4009_1271708128">2</text:bookmark-ref></text:span><text:span text:style-name="T159"><text:s text:c="2"/></text:span><text:span text:style-name="T171"><text:bookmark-ref text:reference-format="text" text:ref-name="__RefNumPara__4009_1271708128">Installatie uitvoeren</text:bookmark-ref></text:span><text:span text:style-name="T163">.</text:span></text:p>
      <text:p text:style-name="P20"/>
      <text:p text:style-name="P20"/>
      <text:list xml:id="list1060955428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8"><draw:control text:anchor-type="as-char" draw:z-index="9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8"><draw:control text:anchor-type="as-char" draw:z-index="13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7"><text:span text:style-name="User_20_Entry"><text:span text:style-name="T87">E</text:span></text:span><text:span text:style-name="User_20_Entry"><text:span text:style-name="T105">v</text:span></text:span><text:span text:style-name="User_20_Entry"><text:span text:style-name="T106">en</text:span></text:span><text:span text:style-name="User_20_Entry"><text:span text:style-name="T108">t</text:span></text:span><text:span text:style-name="User_20_Entry"><text:span text:style-name="T109">uele </text:span></text:span><text:span text:style-name="User_20_Entry"><text:span text:style-name="T110">extra </text:span></text:span><text:span text:style-name="Definition"><text:span text:style-name="T267">gebruiker</text:span></text:span><text:span text:style-name="User_20_Entry"><text:span text:style-name="T100">s</text:span></text:span><text:span text:style-name="User_20_Entry"><text:span text:style-name="T110"> aanmelden </text:span></text:span><text:span text:style-name="User_20_Entry"><text:span text:style-name="T111">en dezelfde stappen uitvoeren</text:span></text:span><text:span text:style-name="User_20_Entry"><text:span text:style-name="T107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2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2">Installeer </text:span></text:span><text:span text:style-name="Strong_20_Emphasis"><text:span text:style-name="T65">Debian-</text:span></text:span><text:span text:style-name="Strong_20_Emphasis"><text:span text:style-name="T59">pakket kz</text:span></text:span><text:span text:style-name="Strong_20_Emphasis"><text:span text:style-name="T59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3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14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2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3">Selecteer</text:span></text:span><text:span text:style-name="Strong_20_Emphasis"><text:span text:style-name="T46"> </text:span></text:span><text:span text:style-name="Strong_20_Emphasis"><text:span text:style-name="T77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5"/>
      <text:list xml:id="list134653077386572" text:continue-numbering="true" text:style-name="L1">
        <text:list-item>
          <text:p text:style-name="P80"><text:bookmark-start text:name="__RefNumPara__4009_1271708128"/><text:span text:style-name="Strong_20_Emphasis"><text:span text:style-name="T174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70"><draw:control text:anchor-type="as-char" draw:z-index="4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8">Start de computer op vanaf</text:span><text:span text:style-name="T178"><text:note text:id="ftn4" text:note-class="footnote"><text:note-citation>1</text:note-citation><text:note-body><text:p text:style-name="P70"><text:span text:style-name="T115">B</text:span><text:span text:style-name="T116">ootmenu/</text:span><text:span text:style-name="T115">S</text:span><text:span text:style-name="T116">etup</text:span><text:span text:style-name="T114"> via </text:span><text:span text:style-name="T112">é</text:span><text:span text:style-name="T113">é</text:span><text:span text:style-name="T115">n van de </text:span><text:span text:style-name="Definition"><text:span text:style-name="T117">Veelgebruikte toetsen:</text:span></text:span><text:span text:style-name="Definition"><text:span text:style-name="T118"> </text:span></text:span><text:span text:style-name="User_20_Entry"><text:span text:style-name="T129">Esc</text:span></text:span><text:span text:style-name="User_20_Entry"><text:span text:style-name="T121">,</text:span></text:span><text:span text:style-name="Definition"><text:span text:style-name="T118"> </text:span></text:span><text:span text:style-name="User_20_Entry"><text:span text:style-name="T129">Delete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2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9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0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1</text:span></text:span><text:span text:style-name="User_20_Entry"><text:span text:style-name="T122">,</text:span></text:span><text:span text:style-name="Definition"><text:span text:style-name="T118"> </text:span></text:span><text:span text:style-name="Definition"><text:span text:style-name="T119">o</text:span></text:span><text:span text:style-name="Definition"><text:span text:style-name="T120">f</text:span></text:span><text:span text:style-name="Definition"><text:span text:style-name="T118"> </text:span></text:span><text:span text:style-name="User_20_Entry"><text:span text:style-name="T129">F12</text:span></text:span><text:span text:style-name="User_20_Entry"><text:span text:style-name="T122">.</text:span></text:span></text:p></text:note-body></text:note></text:span><text:span text:style-name="T178"> </text:span><text:span text:style-name="T181">een </text:span><text:span text:style-name="Strong_20_Emphasis"><text:span text:style-name="T151"><text:user-field-get text:name="Distro">Ubuntu</text:user-field-get></text:span></text:span><text:span text:style-name="T177"><text:s/></text:span><text:span text:style-name="T152"><text:user-field-get text:name="Version">22.04</text:user-field-get></text:span><text:span text:style-name="T152"><text:s/></text:span><text:span text:style-name="T153">LTS</text:span><text:span text:style-name="T82"> </text:span><text:span text:style-name="Strong_20_Emphasis"><text:span text:style-name="T81"><text:user-field-get text:name="Edition">Server</text:user-field-get></text:span></text:span><text:span text:style-name="Strong_20_Emphasis"><text:span text:style-name="T81"><text:s/></text:span></text:span><text:span text:style-name="T82">Live</text:span><text:span text:style-name="T82"><text:note text:id="ftn5" text:note-class="footnote"><text:note-citation>2</text:note-citation><text:note-body><text:p text:style-name="P64"><text:span text:style-name="T248">Vanaf een </text:span><text:span text:style-name="T270">L</text:span><text:span text:style-name="T248">ive </text:span><text:span text:style-name="T271">USB</text:span><text:span text:style-name="T251">-stick</text:span><text:span text:style-name="T21"> </text:span><text:span text:style-name="T248">kunt u opstarten en </text:span><text:span text:style-name="T17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8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8">mogelijk.</text:span></text:p></text:note-body></text:note></text:span><text:span text:style-name="T82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69"><text:span text:style-name="Strong_20_Emphasis"><text:span text:style-name="T99">Maak een opstartbare USB-stick</text:span></text:span><text:span text:style-name="Strong_20_Emphasis"><text:span text:style-name="T94">:<text:line-break/></text:span></text:span><text:span text:style-name="Strong_20_Emphasis"><text:span text:style-name="T88">Download </text:span></text:span><text:span text:style-name="Strong_20_Emphasis"><text:span text:style-name="T89">een </text:span></text:span><text:span text:style-name="Strong_20_Emphasis"><text:span text:style-name="T96">CD</text:span></text:span><text:span text:style-name="Strong_20_Emphasis"><text:span text:style-name="T97">-beeldbestand</text:span></text:span><text:span text:style-name="Strong_20_Emphasis"><text:span text:style-name="T90"> </text:span></text:span><text:span text:style-name="Strong_20_Emphasis"><text:span text:style-name="T91">(.iso) </text:span></text:span><text:span text:style-name="Strong_20_Emphasis"><text:span text:style-name="T90">vanaf </text:span></text:span><text:a xlink:type="simple" xlink:href="https://ubuntu.com/" text:style-name="Internet_20_link" text:visited-style-name="Visited_20_Internet_20_Link"><text:span text:style-name="Strong_20_Emphasis"><text:span text:style-name="T250">ubuntu.com</text:span></text:span></text:a><text:span text:style-name="Strong_20_Emphasis"><text:span text:style-name="T90">, </text:span></text:span><text:span text:style-name="Strong_20_Emphasis"><text:span text:style-name="T92">klik op </text:span></text:span><text:span text:style-name="Strong_20_Emphasis"><text:span text:style-name="T95">achtereenvolgens op </text:span></text:span><text:span text:style-name="Strong_20_Emphasis"><text:span text:style-name="T102">Download</text:span></text:span><text:span text:style-name="Strong_20_Emphasis"><text:span text:style-name="T95"> &gt; </text:span></text:span><text:span text:style-name="Strong_20_Emphasis"><text:span text:style-name="T102">Get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3"><text:s/>&gt; </text:span></text:span><text:span text:style-name="Strong_20_Emphasis"><text:span text:style-name="T104">Download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4"><text:s/></text:span></text:span><text:span text:style-name="Strong_20_Emphasis"><text:span text:style-name="T103"><text:user-field-get text:name="Version">22.04</text:user-field-get></text:span></text:span><text:span text:style-name="Strong_20_Emphasis"><text:span text:style-name="T103">... </text:span></text:span><text:span text:style-name="Strong_20_Emphasis"><text:span text:style-name="T104">LTS</text:span></text:span><text:span text:style-name="Strong_20_Emphasis"><text:span text:style-name="T98">.</text:span></text:span><text:span text:style-name="Strong_20_Emphasis"><text:span text:style-name="T93"><text:line-break/>De volgende stappen staan beschreven in </text:span></text:span><text:span text:style-name="Strong_20_Emphasis"><text:span text:style-name="T101">Linux informatie</text:span></text:span><text:span text:style-name="Strong_20_Emphasis"><text:span text:style-name="T93">, te vinden op </text:span></text:span><text:a xlink:type="simple" xlink:href="https://karelzimmer.nl/" text:style-name="Internet_20_link" text:visited-style-name="Visited_20_Internet_20_Link"><text:span text:style-name="Strong_20_Emphasis"><text:span text:style-name="T249">karelzimmer.nl</text:span></text:span></text:a><text:span text:style-name="Strong_20_Emphasis"><text:span text:style-name="T93">, onder </text:span></text:span><text:span text:style-name="Strong_20_Emphasis"><text:span text:style-name="T101">Linux</text:span></text:span><text:span text:style-name="Strong_20_Emphasis"><text:span text:style-name="T93">.</text:span></text:span></text:p></text:note-body></text:note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3">Selecteer</text:span></text:span><text:span text:style-name="Strong_20_Emphasis"><text:span text:style-name="T39"> </text:span></text:span><text:span text:style-name="Strong_20_Emphasis"><text:span text:style-name="T73">Try or Install Ubuntu </text:span></text:span><text:span text:style-name="Strong_20_Emphasis"><text:span text:style-name="T74">Serv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6"><draw:control text:anchor-type="as-char" draw:z-index="12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9">Kies</text:span><text:span text:style-name="T180"> </text:span><text:span text:style-name="T182">Nederlands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2"><draw:control text:anchor-type="as-char" draw:z-index="11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00">Bij</text:span><text:span text:style-name="T192"> </text:span><text:span text:style-name="Strong_20_Emphasis"><text:span text:style-name="T198">Profile setup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197">V</text:span><text:span text:style-name="T193">ul </text:span><text:span text:style-name="T194">in </text:span><text:span text:style-name="Strong_20_Emphasis"><text:span text:style-name="T198">Your</text:span></text:span><text:span text:style-name="Strong_20_Emphasis"><text:span text:style-name="T195"> n</text:span></text:span><text:span text:style-name="Strong_20_Emphasis"><text:span text:style-name="T196">a</text:span></text:span><text:span text:style-name="Strong_20_Emphasis"><text:span text:style-name="T198">me</text:span></text:span><text:span text:style-name="Strong_20_Emphasis"><text:span text:style-name="T185"> </text:span></text:span><text:span text:style-name="Definition"><text:span text:style-name="T4">gebruiker</text:span></text:span><text:span text:style-name="Strong_20_Emphasis"><text:span text:style-name="T186">, <text:line-break/></text:span></text:span><text:span text:style-name="Strong_20_Emphasis"><text:span text:style-name="T198">Your server</text:span></text:span><text:span text:style-name="Strong_20_Emphasis"><text:span text:style-name="T201">'</text:span></text:span><text:span text:style-name="Strong_20_Emphasis"><text:span text:style-name="T20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5">,<text:line-break/></text:span></text:span><text:span text:style-name="Strong_20_Emphasis"><text:span text:style-name="T199">Pick a username</text:span></text:span><text:span text:style-name="Strong_20_Emphasis"><text:span text:style-name="T185"> </text:span></text:span><text:span text:style-name="Definition"><text:span text:style-name="T4">gebruikersnaam</text:span></text:span><text:span text:style-name="Strong_20_Emphasis"><text:span text:style-name="T185">, </text:span></text:span><text:span text:style-name="Strong_20_Emphasis"><text:span text:style-name="T188">en</text:span></text:span><text:span text:style-name="Strong_20_Emphasis"><text:span text:style-name="T185">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1">wachtwoord</text:span></text:span><text:span text:style-name="Strong_20_Emphasis"><text:span text:style-name="T184">.</text:span></text:span></text:p>
          </table:table-cell>
        </table:table-row>
      </table:table>
      <text:p text:style-name="P36"><text:span text:style-name="Strong_20_Emphasis"><text:span text:style-name="T71"/></text:span></text:p>
      <text:list xml:id="list134653001642066" text:continue-numbering="true" text:style-name="L1">
        <text:list-item>
          <text:p text:style-name="P79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37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70"><draw:control text:anchor-type="as-char" draw:z-index="5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9"><draw:control text:anchor-type="as-char" draw:z-index="22" draw:name="Vorm4_ 1" draw:style-name="gr1" draw:text-style-name="P83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3">Voeg eventuele extra </text:span></text:span><text:span text:style-name="Strong_20_Emphasis"><text:span text:style-name="T36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76">e</text:span>n<text:span text:style-name="T276">t</text:span> <text:span text:style-name="T137">'</text:span><text:span text:style-name="T138">gebruiker</text:span><text:span text:style-name="T137">' [--groups adm,sudo] </text:span><text:span text:style-name="T138">gebruiker</text:span><text:span text:style-name="T139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74">gebruiker</text:span><text:span text:style-name="T275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9"><draw:control text:anchor-type="as-char" draw:z-index="23" draw:name="Vorm4_ 2" draw:style-name="gr1" draw:text-style-name="P8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5">Installeer updates </text:span></text:span><text:span text:style-name="Strong_20_Emphasis"><text:span text:style-name="T33">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5"><text:span text:style-name="User_20_Entry"><text:span text:style-name="T12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5"><text:span text:style-name="User_20_Entry"><text:span text:style-name="T12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Strong_20_Emphasis"><text:span text:style-name="T67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70"><draw:control text:anchor-type="as-char" draw:z-index="7" draw:name="Vorm4_1" draw:style-name="gr1" draw:text-style-name="P8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2">Installeer </text:span></text:span><text:span text:style-name="Strong_20_Emphasis"><text:span text:style-name="T64">Debian-</text:span></text:span><text:span text:style-name="Strong_20_Emphasis"><text:span text:style-name="T59">pakket kz</text:span></text:span><text:span text:style-name="Strong_20_Emphasis"><text:span text:style-name="T59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3" office:value-type="string">
            <text:p text:style-name="P68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45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70"><draw:control text:anchor-type="as-char" draw:z-index="6" draw:name="Vorm37" draw:style-name="gr1" draw:text-style-name="P83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7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/></text:span></text:p>
          </table:table-cell>
          <table:table-cell table:style-name="_33_._5f_Installatie_5f_afronden.C19" office:value-type="string">
            <text:p text:style-name="P65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8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20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7"><text:span text:style-name="Strong_20_Emphasis"><text:span text:style-name="T38"><text:tab/></text:span></text:span></text:p>
      <text:p text:style-name="P38"><text:span text:style-name="Strong_20_Emphasis"><text:span text:style-name="T50"/></text:span></text:p>
      <text:p text:style-name="P39"><text:span text:style-name="Strong_20_Emphasis"><text:span text:style-name="T46"/></text:span></text:p>
      <text:list xml:id="list134651992339937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8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5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48"><text:span text:style-name="User_20_Entry"><text:span text:style-name="T123">E</text:span></text:span><text:span text:style-name="User_20_Entry"><text:span text:style-name="T125">ventuele extra </text:span></text:span><text:span text:style-name="Definition"><text:span text:style-name="T268">gebruiker</text:span></text:span><text:span text:style-name="User_20_Entry"><text:span text:style-name="T124">s</text:span></text:span><text:span text:style-name="User_20_Entry"><text:span text:style-name="T125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70"><draw:control text:anchor-type="as-char" draw:z-index="10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70"><draw:control text:anchor-type="as-char" draw:z-index="16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9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3"><text:span text:style-name="Strong_20_Emphasis"><text:span text:style-name="T58"/></text:span></text:p>
      <text:p text:style-name="P33"/>
      <text:p text:style-name="P24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9"><text:user-field-get text:name="Distro">Ubuntu</text:user-field-get></text:span></text:span><text:span text:style-name="T134"><text:s/></text:span><text:span text:style-name="T135"><text:user-field-get text:name="Version">22.04</text:user-field-get></text:span><text:span text:style-name="T135"><text:s/></text:span><text:span text:style-name="T136">LTS</text:span><text:span text:style-name="Strong_20_Emphasis"><text:span text:style-name="T150"> </text:span>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32">is voltooid.</text:span></text:p>
      <text:p text:style-name="P8"/>
      <text:p text:style-name="P3"><text:span text:style-name="Emphasis"><text:span text:style-name="T204">Geschreven </text:span></text:span><text:span text:style-name="Emphasis"><text:span text:style-name="T203">d</text:span></text:span><text:span text:style-name="Emphasis"><text:span text:style-name="T204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2">Karel Zimmer</text:span></text:span></text:a><text:span text:style-name="Emphasis"><text:span text:style-name="T205">,</text:span></text:span><text:span text:style-name="Emphasis"><text:span text:style-name="T204">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08">CC0 1.0 Universeel</text:span></text:span></text:a><text:span text:style-name="Emphasis"><text:span text:style-name="T206"> </text:span></text:span><text:span text:style-name="Emphasis"><text:span text:style-name="T207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B018E53C8F1ECF36.png" xlink:type="simple" xlink:show="embed" xlink:actuate="onLoad" draw:mime-type="image/png"/></draw:frame></draw:a></text:span></text:span><text:span text:style-name="Emphasis"><text:span text:style-name="T26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CEDF57F3734CBED.png" xlink:type="simple" xlink:show="embed" xlink:actuate="onLoad" draw:mime-type="image/png"/></draw:frame></draw:a></text:span></text:span><text:span text:style-name="Emphasis"><text:span text:style-name="T26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31T13:46:51.009041103">31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1T13:46:50.878871560</dc:date>
    <meta:keyword>Installatie</meta:keyword>
    <meta:keyword>Checklist</meta:keyword>
    <meta:keyword>Linux</meta:keyword>
    <meta:editing-cycles>6832</meta:editing-cycles>
    <meta:editing-duration>P12DT2H35M49S</meta:editing-duration>
    <dc:creator>Karel Zimmer</dc:creator>
    <meta:document-statistic meta:table-count="4" meta:image-count="2" meta:object-count="0" meta:page-count="4" meta:paragraph-count="80" meta:word-count="475" meta:character-count="3298" meta:non-whitespace-character-count="2853"/>
    <meta:user-defined meta:name="Info 1"/>
    <meta:user-defined meta:name="Info 2"/>
    <meta:user-defined meta:name="Info 3"/>
    <meta:user-defined meta:name="Info 4"/>
  </office:meta>
</office:document-meta>
</file>